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500000021A7BC76111AE93C62.png" manifest:media-type="image/png"/>
  <manifest:file-entry manifest:full-path="Pictures/100002010000015000000021620391C69C39BA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tyle="normal" fo:font-weight="normal" officeooo:rsid="00173183" officeooo:paragraph-rsid="00173183" style:font-style-asian="normal" style:font-weight-asian="normal" style:font-style-complex="normal" style:font-weight-complex="normal"/>
    </style:style>
    <style:style style:name="P2" style:family="paragraph" style:parent-style-name="Heading_20_1">
      <style:text-properties officeooo:rsid="0010bf72" officeooo:paragraph-rsid="0010bf72"/>
    </style:style>
    <style:style style:name="P3" style:family="paragraph" style:parent-style-name="Text_20_body" style:list-style-name="L1">
      <style:text-properties officeooo:paragraph-rsid="0011f5e0"/>
    </style:style>
    <style:style style:name="P4" style:family="paragraph" style:parent-style-name="Text_20_body" style:list-style-name="L1">
      <style:text-properties officeooo:paragraph-rsid="00130991"/>
    </style:style>
    <style:style style:name="P5" style:family="paragraph" style:parent-style-name="Text_20_body" style:list-style-name="L1">
      <style:text-properties officeooo:paragraph-rsid="00150629"/>
    </style:style>
    <style:style style:name="P6" style:family="paragraph" style:parent-style-name="Text_20_body" style:list-style-name="L1">
      <style:text-properties style:font-name="DejaVu Sans Mono" officeooo:rsid="0011f5e0" officeooo:paragraph-rsid="0011f5e0"/>
    </style:style>
    <style:style style:name="P7" style:family="paragraph" style:parent-style-name="Text_20_body" style:list-style-name="L1">
      <style:text-properties style:font-name="DejaVu Sans Mono" fo:font-weight="bold" officeooo:rsid="0011f5e0" officeooo:paragraph-rsid="0011f5e0" style:font-weight-asian="bold" style:font-weight-complex="bold"/>
    </style:style>
    <style:style style:name="P8" style:family="paragraph" style:parent-style-name="Text_20_body" style:list-style-name="L1">
      <style:text-properties style:font-name="DejaVu Sans Mono" fo:font-weight="normal" officeooo:rsid="00130991" officeooo:paragraph-rsid="00130991" style:font-weight-asian="normal" style:font-weight-complex="normal"/>
    </style:style>
    <style:style style:name="P9" style:family="paragraph" style:parent-style-name="Text_20_body" style:list-style-name="L1">
      <style:text-properties style:font-name="DejaVu Sans Mono" fo:font-style="normal" fo:font-weight="normal" officeooo:rsid="00173183" officeooo:paragraph-rsid="00173183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>
      <style:text-properties style:font-name="DejaVu Sans Mono" fo:font-style="normal" fo:font-weight="normal" officeooo:rsid="0018cc2a" officeooo:paragraph-rsid="0018cc2a" style:font-style-asian="normal" style:font-weight-asian="normal" style:font-style-complex="normal" style:font-weight-complex="normal"/>
    </style:style>
    <style:style style:name="P11" style:family="paragraph" style:parent-style-name="Text_20_body" style:list-style-name="L1">
      <style:text-properties style:font-name="DejaVu Sans Mono" fo:font-style="normal" fo:font-weight="bold" officeooo:rsid="001ac7e9" officeooo:paragraph-rsid="001ac7e9" style:font-style-asian="normal" style:font-weight-asian="bold" style:font-style-complex="normal" style:font-weight-complex="bold"/>
    </style:style>
    <style:style style:name="P12" style:family="paragraph" style:parent-style-name="Text_20_body" style:list-style-name="L1">
      <style:text-properties fo:font-weight="bold" officeooo:rsid="00130991" officeooo:paragraph-rsid="00130991" style:font-weight-asian="bold" style:font-weight-complex="bold"/>
    </style:style>
    <style:style style:name="P13" style:family="paragraph" style:parent-style-name="Text_20_body" style:list-style-name="L1">
      <style:text-properties fo:font-weight="bold" officeooo:rsid="00163295" officeooo:paragraph-rsid="00163295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173183" officeooo:paragraph-rsid="00173183" style:font-weight-asian="bold" style:font-weight-complex="bold"/>
    </style:style>
    <style:style style:name="P15" style:family="paragraph" style:parent-style-name="Text_20_body" style:list-style-name="L1">
      <style:text-properties officeooo:rsid="00150629" officeooo:paragraph-rsid="001506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weight="normal" style:font-weight-asian="normal" style:font-weight-complex="normal"/>
    </style:style>
    <style:style style:name="T5" style:family="text">
      <style:text-properties style:font-name="DejaVu Sans Mono" fo:font-weight="normal" officeooo:rsid="0011f5e0" style:font-weight-asian="normal" style:font-weight-complex="normal"/>
    </style:style>
    <style:style style:name="T6" style:family="text">
      <style:text-properties style:font-name="DejaVu Sans Mono" fo:font-weight="normal" officeooo:rsid="00130991" style:font-weight-asian="normal" style:font-weight-complex="normal"/>
    </style:style>
    <style:style style:name="T7" style:family="text">
      <style:text-properties style:font-name="DejaVu Sans Mono" fo:font-weight="normal" officeooo:rsid="00150629" style:font-weight-asian="normal" style:font-weight-complex="normal"/>
    </style:style>
    <style:style style:name="T8" style:family="text">
      <style:text-properties style:font-name="DejaVu Sans Mono" fo:font-weight="normal" officeooo:rsid="00173183" style:font-weight-asian="normal" style:font-weight-complex="normal"/>
    </style:style>
    <style:style style:name="T9" style:family="text">
      <style:text-properties style:font-name="DejaVu Sans Mono" fo:font-size="14pt" fo:font-weight="normal" officeooo:rsid="0011f5e0" style:font-size-asian="12.25pt" style:font-weight-asian="normal" style:font-size-complex="14pt" style:font-weight-complex="normal"/>
    </style:style>
    <style:style style:name="T10" style:family="text">
      <style:text-properties style:font-name="DejaVu Sans Mono" fo:font-size="14pt" fo:font-weight="normal" officeooo:rsid="00150629" style:font-size-asian="12.25pt" style:font-weight-asian="normal" style:font-size-complex="14pt" style:font-weight-complex="normal"/>
    </style:style>
    <style:style style:name="T11" style:family="text">
      <style:text-properties style:font-name="DejaVu Sans Mono" fo:font-weight="bold" officeooo:rsid="0011f5e0" style:font-weight-asian="bold" style:font-weight-complex="bold"/>
    </style:style>
    <style:style style:name="T12" style:family="text">
      <style:text-properties style:font-name="DejaVu Sans Mono" officeooo:rsid="0011f5e0"/>
    </style:style>
    <style:style style:name="T13" style:family="text">
      <style:text-properties style:font-name="DejaVu Sans Mono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DejaVu Sans Mono" fo:font-style="italic" fo:font-weight="normal" officeooo:rsid="00173183" style:font-style-asian="italic" style:font-weight-asian="normal" style:font-style-complex="italic" style:font-weight-complex="normal"/>
    </style:style>
    <style:style style:name="T15" style:family="text">
      <style:text-properties style:font-name="DejaVu Sans Mono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DejaVu Sans Mono" fo:font-style="normal" fo:font-weight="normal" officeooo:rsid="00173183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hapter 5</text:h>
      <text:p text:style-name="Text_20_body"/>
      <text:list xml:id="list561396074" text:style-name="L1">
        <text:list-item>
          <text:p text:style-name="P6"><text:span text:style-name="T1">TCP </text:span>is a protocol used to establish a connection, first the sender sends a SYN package to the server, then the server responses with SYN_ACK, then the sender sends an ACK, after that the connection is established </text:p>
        </text:list-item>
        <text:list-item>
          <text:p text:style-name="P7">HTTP<text:span text:style-name="T2"> is a protocol built on top of tcp, and it is used to transfere hyper text files(HTML)</text:span></text:p>
        </text:list-item>
        <text:list-item>
          <text:p text:style-name="P3"><text:span text:style-name="T5">HTTP </text:span><text:span text:style-name="T9">R</text:span><text:span text:style-name="T5">equest Status Line consists of HTTP Method(GET or POST), then the requested object, then the protocol version<text:line-break/></text:span><draw:frame draw:style-name="fr1" draw:name="Image1" text:anchor-type="char" svg:x="1.2425in" svg:y="0.8126in" svg:width="3.5in" svg:height="0.3437in" draw:z-index="0"><draw:image xlink:href="Pictures/100002010000015000000021620391C69C39BA8A.png" xlink:type="simple" xlink:show="embed" xlink:actuate="onLoad" loext:mime-type="image/png"/></draw:frame><text:span text:style-name="T5"><text:line-break/><text:line-break/></text:span></text:p>
        </text:list-item>
        <text:list-item>
          <text:p text:style-name="P4"><text:span text:style-name="T5">the remainder of the request of the header contains the header fields which have the folloing format: </text:span><text:span text:style-name="T11">lable: value</text:span></text:p>
        </text:list-item>
        <text:list-item>
          <text:p text:style-name="P4"><text:span text:style-name="T6">HTTP response status line contains the protocol version, then the status code, then the status message format<text:line-break/><text:line-break/></text:span><draw:frame draw:style-name="fr1" draw:name="Image2" text:anchor-type="char" svg:x="1.6335in" svg:y="0.8437in" svg:width="2.552in" svg:height="0.3437in" draw:z-index="1"><draw:image xlink:href="Pictures/10000201000000F500000021A7BC76111AE93C62.png" xlink:type="simple" xlink:show="embed" xlink:actuate="onLoad" loext:mime-type="image/png"/></draw:frame><text:span text:style-name="T5"><text:line-break/></text:span></text:p>
        </text:list-item>
        <text:list-item>
          <text:p text:style-name="P12"><text:span text:style-name="T12">H</text:span><text:span text:style-name="T3">TTP Methods</text:span><text:span text:style-name="T4"> the methods tells the server what to do with the request, <text:line-break/>methods examples: </text:span><text:span text:style-name="T3">GET, POST, PUT, DELETE, HEAD</text:span></text:p>
        </text:list-item>
        <text:list-item>
          <text:p text:style-name="P8">the head method is like the get method but the response of the head method doesn’t have a body</text:p>
        </text:list-item>
        <text:list-item>
          <text:p text:style-name="P8">the put method is used when the client want to store something on the server.</text:p>
        </text:list-item>
        <text:list-item>
          <text:p text:style-name="P8">The delete method is used when the client wants to delete a resource</text:p>
        </text:list-item>
        <text:list-item>
          <text:p text:style-name="P12"><text:span text:style-name="T3">Status Codes:</text:span><text:span text:style-name="T4"> the first element in the respose header</text:span></text:p>
          <text:list>
            <text:list-item>
              <text:p text:style-name="P8"><text:soft-page-break/>the codes are between 100 and 599 </text:p>
            </text:list-item>
            <text:list-item>
              <text:p text:style-name="P8">1xx codes: are information codes</text:p>
            </text:list-item>
            <text:list-item>
              <text:p text:style-name="P8">2xx codes: means success</text:p>
            </text:list-item>
            <text:list-item>
              <text:p text:style-name="P8">3xx codes: means redirection</text:p>
            </text:list-item>
            <text:list-item>
              <text:p text:style-name="P5"><text:span text:style-name="T10">4</text:span><text:span text:style-name="T7">xx codes: are error codes</text:span></text:p>
            </text:list-item>
            <text:list-item>
              <text:p text:style-name="P15"><text:span text:style-name="T7">5</text:span><text:span text:style-name="T4">xx codes: server error codes</text:span></text:p>
            </text:list-item>
          </text:list>
        </text:list-item>
        <text:list-item>
          <text:p text:style-name="P13"><text:span text:style-name="T3">Cookies</text:span><text:span text:style-name="T4"> are meintained by the browser and sent with the http request </text:span><text:span text:style-name="T8">with the </text:span><text:span text:style-name="T14">Cookie </text:span><text:span text:style-name="T16">header field</text:span></text:p>
        </text:list-item>
        <text:list-item>
          <text:p text:style-name="P14"><text:span text:style-name="T15">each cookie has a </text:span><text:span text:style-name="T13">name, value, domain, path, expiration time, and some other parameters.</text:span></text:p>
        </text:list-item>
        <text:list-item>
          <text:p text:style-name="P9">Cookies are created by the server and sent to the client using the set-Cookies header field</text:p>
        </text:list-item>
      </text:list>
      <text:p text:style-name="P1"/>
      <text:list xml:id="list184210028823442" text:continue-numbering="true" text:style-name="L1">
        <text:list-item>
          <text:p text:style-name="P10">part of a web application is run on the client machine and part is run on the server and they communicate with each other over the network.</text:p>
        </text:list-item>
        <text:list-item>
          <text:p text:style-name="P11">Servlets: <text:span text:style-name="T2">are java </text:span>classes<text:span text:style-name="T2"> that are executed on a </text:span>web server<text:span text:style-name="T2"> that implements the </text:span>Servlet container envionment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family-generic="modern" style:font-pitch="fixed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9:06:08.575180688</meta:creation-date>
    <dc:date>2022-02-25T18:42:07.758791215</dc:date>
    <meta:editing-duration>PT3H15M39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23" meta:word-count="330" meta:character-count="1785" meta:non-whitespace-character-count="1490"/>
  </office:meta>
</office:document-meta>
</file>